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51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153544" officeooo:paragraph-rsid="00153544"/>
    </style:style>
    <style:style style:name="P2" style:family="paragraph" style:parent-style-name="Heading_20_1">
      <style:text-properties officeooo:rsid="0017110c" officeooo:paragraph-rsid="0017110c"/>
    </style:style>
    <style:style style:name="P3" style:family="paragraph" style:parent-style-name="Heading_20_1">
      <style:text-properties officeooo:rsid="0018f65c" officeooo:paragraph-rsid="0018f65c"/>
    </style:style>
    <style:style style:name="P4" style:family="paragraph" style:parent-style-name="Text_20_body">
      <style:text-properties officeooo:rsid="0014a7ed" officeooo:paragraph-rsid="0014a7ed"/>
    </style:style>
    <style:style style:name="P5" style:family="paragraph" style:parent-style-name="Text_20_body">
      <style:text-properties officeooo:rsid="00153544" officeooo:paragraph-rsid="00153544"/>
    </style:style>
    <style:style style:name="P6" style:family="paragraph" style:parent-style-name="Text_20_body">
      <style:text-properties officeooo:rsid="0016adc5" officeooo:paragraph-rsid="0016adc5"/>
    </style:style>
    <style:style style:name="P7" style:family="paragraph" style:parent-style-name="Text_20_body">
      <style:text-properties officeooo:rsid="0017110c" officeooo:paragraph-rsid="0017110c"/>
    </style:style>
    <style:style style:name="P8" style:family="paragraph" style:parent-style-name="Text_20_body">
      <style:text-properties officeooo:rsid="001842e4" officeooo:paragraph-rsid="001842e4"/>
    </style:style>
    <style:style style:name="P9" style:family="paragraph" style:parent-style-name="Text_20_body">
      <style:text-properties officeooo:rsid="0018f65c" officeooo:paragraph-rsid="0018f65c"/>
    </style:style>
    <style:style style:name="P10" style:family="paragraph" style:parent-style-name="Text_20_body">
      <style:text-properties officeooo:rsid="0019aa51" officeooo:paragraph-rsid="0019aa51"/>
    </style:style>
    <style:style style:name="P11" style:family="paragraph" style:parent-style-name="Title">
      <style:text-properties officeooo:rsid="0014a7ed" officeooo:paragraph-rsid="0014a7ed"/>
    </style:style>
    <style:style style:name="P12" style:family="paragraph" style:parent-style-name="Subtitle">
      <style:text-properties officeooo:rsid="00153544" officeooo:paragraph-rsid="00153544"/>
    </style:style>
    <style:style style:name="P13" style:family="paragraph" style:parent-style-name="Table_20_Contents">
      <style:text-properties officeooo:rsid="0016adc5" officeooo:paragraph-rsid="0016adc5"/>
    </style:style>
    <style:style style:name="P14" style:family="paragraph" style:parent-style-name="Table_20_Contents">
      <style:text-properties officeooo:rsid="0017110c" officeooo:paragraph-rsid="0017110c"/>
    </style:style>
    <style:style style:name="T1" style:family="text">
      <style:text-properties officeooo:rsid="0015e89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42e4"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officeooo:rsid="001ba284" style:font-style-asian="normal" style:font-weight-asian="bold" style:font-style-complex="normal" style:font-weight-complex="bold"/>
    </style:style>
    <style:style style:name="T8" style:family="text">
      <style:text-properties fo:font-style="normal" fo:font-weight="normal" officeooo:rsid="001ba284"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 bases de données relationnelles / SQL</text:p>
      <text:p text:style-name="P12">Voir le github d’Architexte</text:p>
      <text:p text:style-name="P4">QL = query langage</text:p>
      <text:p text:style-name="P5">CRUD = Create Read Update Delete</text:p>
      <text:p text:style-name="P5">MySQL = il faut déployer un serveur de base de données, architecture serveur/client. </text:p>
      <text:p text:style-name="P5">SQLite = pas besoin de déployer un serveur de base de donnée, la base de donnée tient en 1 fichier. Le plus léger, se trouve derrière les petites applications.</text:p>
      <text:p text:style-name="P5">On verra surtout MySQL et SQLite</text:p>
      <text:p text:style-name="P5">PostGRE = ?</text:p>
      <text:h text:style-name="P1" text:outline-level="1">Première base</text:h>
      <text:p text:style-name="P5">La toute base, c’est un tableau. En <text:span text:style-name="T1">bases relationnelles le fondement c’est un tableau.</text:span></text:p>
      <text:p text:style-name="P6">On peut faire un tableau tout réuni avec une seule et unique entité, mais cela pose des problèmes lorsqu’on veut modifier une donnée : si on veut modifier une case (par exemple, un nom de réalisateur qui a produit plusieurs films), on doit modifier cette case sur toutes les lignes concernées.</text:p>
      <text:p text:style-name="P6">Donc il faut commencer par faire divers tableaux (1 par entité), les entités ont des attributs (titre du film, année de sortie, IdduFilm pour l’un, nom_réalisateur prénom_réalisateur + une ID pour l’autre).</text:p>
      <text:p text:style-name="P6">Les ID qui identifient les choses dans chaque tableau sont des « clés primaires ».</text:p>
      <table:table table:name="Tableau1" table:style-name="Tableau1">
        <table:table-column table:style-name="Tableau1.A" table:number-columns-repeated="3"/>
        <table:table-row>
          <table:table-cell table:style-name="Tableau1.A1" office:value-type="string">
            <text:p text:style-name="P13">1</text:p>
          </table:table-cell>
          <table:table-cell table:style-name="Tableau1.A1" office:value-type="string">
            <text:p text:style-name="P13">Alien</text:p>
          </table:table-cell>
          <table:table-cell table:style-name="Tableau1.C1" office:value-type="string">
            <text:p text:style-name="P13">1979</text:p>
          </table:table-cell>
        </table:table-row>
        <table:table-row>
          <table:table-cell table:style-name="Tableau1.A2" office:value-type="string">
            <text:p text:style-name="P13">2</text:p>
          </table:table-cell>
          <table:table-cell table:style-name="Tableau1.A2" office:value-type="string">
            <text:p text:style-name="P13">Vertigo</text:p>
          </table:table-cell>
          <table:table-cell table:style-name="Tableau1.C2" office:value-type="string">
            <text:p text:style-name="P13">1958</text:p>
          </table:table-cell>
        </table:table-row>
      </table:table>
      <text:p text:style-name="P6"/>
      <text:p text:style-name="P6">1 et 2 sont des clés primaires / identifiants, les titres sont des attributs, les années aussi. Les enregistrements sont des lignes complètes. Ce tableau est une entité.</text:p>
      <text:p text:style-name="P6">Voici une autre entité :</text:p>
      <table:table table:name="Tableau2" table:style-name="Tableau2">
        <table:table-column table:style-name="Tableau2.A" table:number-columns-repeated="4"/>
        <table:table-row>
          <table:table-cell table:style-name="Tableau2.A1" office:value-type="string">
            <text:p text:style-name="P13">1</text:p>
          </table:table-cell>
          <table:table-cell table:style-name="Tableau2.A1" office:value-type="string">
            <text:p text:style-name="P13">Scott</text:p>
          </table:table-cell>
          <table:table-cell table:style-name="Tableau2.A1" office:value-type="string">
            <text:p text:style-name="P13">Ridley</text:p>
          </table:table-cell>
          <table:table-cell table:style-name="Tableau2.D1" office:value-type="string">
            <text:p text:style-name="P13">1943</text:p>
          </table:table-cell>
        </table:table-row>
        <table:table-row>
          <table:table-cell table:style-name="Tableau2.A2" office:value-type="string">
            <text:p text:style-name="P13">2</text:p>
          </table:table-cell>
          <table:table-cell table:style-name="Tableau2.A2" office:value-type="string">
            <text:p text:style-name="P13">Hitchcock</text:p>
          </table:table-cell>
          <table:table-cell table:style-name="Tableau2.A2" office:value-type="string">
            <text:p text:style-name="P13">Alfred</text:p>
          </table:table-cell>
          <table:table-cell table:style-name="Tableau2.D2" office:value-type="string">
            <text:p text:style-name="P13">1899</text:p>
          </table:table-cell>
        </table:table-row>
      </table:table>
      <text:p text:style-name="P6"><text:s/></text:p>
      <text:p text:style-name="P6">Dans cette autre entité, il y a aussi des clés primaires (1 et 2), 3 types d’attributs.</text:p>
      <text:p text:style-name="P6"/>
      <text:p text:style-name="P7">Et si on veut relier ces entités :</text:p>
      <table:table table:name="Tableau3" table:style-name="Tableau3">
        <table:table-column table:style-name="Tableau3.A" table:number-columns-repeated="4"/>
        <text:soft-page-break/>
        <table:table-row>
          <table:table-cell table:style-name="Tableau3.A1" office:value-type="string">
            <text:p text:style-name="P14">Id</text:p>
          </table:table-cell>
          <table:table-cell table:style-name="Tableau3.A1" office:value-type="string">
            <text:p text:style-name="P14">Titre</text:p>
          </table:table-cell>
          <table:table-cell table:style-name="Tableau3.A1" office:value-type="string">
            <text:p text:style-name="P14">Année</text:p>
          </table:table-cell>
          <table:table-cell table:style-name="Tableau3.D1" office:value-type="string">
            <text:p text:style-name="P14">ID réalisateur</text:p>
          </table:table-cell>
        </table:table-row>
        <table:table-row>
          <table:table-cell table:style-name="Tableau3.A2" office:value-type="string">
            <text:p text:style-name="P14">1</text:p>
          </table:table-cell>
          <table:table-cell table:style-name="Tableau3.A2" office:value-type="string">
            <text:p text:style-name="P14">Alien</text:p>
          </table:table-cell>
          <table:table-cell table:style-name="Tableau3.A2" office:value-type="string">
            <text:p text:style-name="P14">1979</text:p>
          </table:table-cell>
          <table:table-cell table:style-name="Tableau3.D2" office:value-type="string">
            <text:p text:style-name="P14">1</text:p>
          </table:table-cell>
        </table:table-row>
        <table:table-row>
          <table:table-cell table:style-name="Tableau3.A2" office:value-type="string">
            <text:p text:style-name="P14">2</text:p>
          </table:table-cell>
          <table:table-cell table:style-name="Tableau3.A2" office:value-type="string">
            <text:p text:style-name="P14">Vertigo</text:p>
          </table:table-cell>
          <table:table-cell table:style-name="Tableau3.A2" office:value-type="string">
            <text:p text:style-name="P14">1958</text:p>
          </table:table-cell>
          <table:table-cell table:style-name="Tableau3.D2" office:value-type="string">
            <text:p text:style-name="P14">2</text:p>
          </table:table-cell>
        </table:table-row>
      </table:table>
      <text:p text:style-name="P7"/>
      <text:p text:style-name="P7">Cet « ID réalisateur » est une <text:span text:style-name="T2">clé étrangère</text:span><text:span text:style-name="T3"> qui référence nécessairement une clé primaire.</text:span></text:p>
      <text:h text:style-name="P2" text:outline-level="1">Comment exprimer des relations dans une base de données relationnelles ?</text:h>
      <text:p text:style-name="P7">2 choix :</text:p>
      <text:p text:style-name="P7"/>
      <text:p text:style-name="P7">-<text:tab/>Passer par une clé étrangère</text:p>
      <text:p text:style-name="P7"/>
      <text:p text:style-name="P7">-<text:tab/>Passer par une entité chargé de relations appelée « <text:span text:style-name="T2">table de relation </text:span><text:span text:style-name="T3">». C’est une association (terme de modélisation) ou une relation (terme de base de données relationnelles).</text:span></text:p>
      <table:table table:name="Tableau4" table:style-name="Tableau4">
        <table:table-column table:style-name="Tableau4.A" table:number-columns-repeated="2"/>
        <table:table-row>
          <table:table-cell table:style-name="Tableau4.A1" office:value-type="string">
            <text:p text:style-name="P14">ID film</text:p>
          </table:table-cell>
          <table:table-cell table:style-name="Tableau4.B1" office:value-type="string">
            <text:p text:style-name="P14">ID réalisateur</text:p>
          </table:table-cell>
        </table:table-row>
        <table:table-row>
          <table:table-cell table:style-name="Tableau4.A2" office:value-type="string">
            <text:p text:style-name="P14">1</text:p>
          </table:table-cell>
          <table:table-cell table:style-name="Tableau4.B2" office:value-type="string">
            <text:p text:style-name="P14">6</text:p>
          </table:table-cell>
        </table:table-row>
        <table:table-row>
          <table:table-cell table:style-name="Tableau4.A2" office:value-type="string">
            <text:p text:style-name="P14">2</text:p>
          </table:table-cell>
          <table:table-cell table:style-name="Tableau4.B2" office:value-type="string">
            <text:p text:style-name="P14">5</text:p>
          </table:table-cell>
        </table:table-row>
        <table:table-row>
          <table:table-cell table:style-name="Tableau4.A2" office:value-type="string">
            <text:p text:style-name="P14">3</text:p>
          </table:table-cell>
          <table:table-cell table:style-name="Tableau4.B2" office:value-type="string">
            <text:p text:style-name="P14">2</text:p>
          </table:table-cell>
        </table:table-row>
        <table:table-row>
          <table:table-cell table:style-name="Tableau4.A2" office:value-type="string">
            <text:p text:style-name="P14">3</text:p>
          </table:table-cell>
          <table:table-cell table:style-name="Tableau4.B2" office:value-type="string">
            <text:p text:style-name="P14">1</text:p>
          </table:table-cell>
        </table:table-row>
        <table:table-row>
          <table:table-cell table:style-name="Tableau4.A2" office:value-type="string">
            <text:p text:style-name="P14">3</text:p>
          </table:table-cell>
          <table:table-cell table:style-name="Tableau4.B2" office:value-type="string">
            <text:p text:style-name="P14">3</text:p>
          </table:table-cell>
        </table:table-row>
      </table:table>
      <text:p text:style-name="P7"><text:span text:style-name="T3"/></text:p>
      <text:p text:style-name="P7"><text:span text:style-name="T3">Ici, le film 3 a été corréalisé par 3 réalisateur sous l’identifiant 1, 2, 3. </text:span><text:span text:style-name="T4">Bien sûr, ce tableau est à mettre en réalisation avec une entité de film, qui regroupe la clé primaire, la date et le titre du film, et une entité de réalisateurs avec la clé primaire, date de naissance et et nom/prénom.</text:span></text:p>
      <text:p text:style-name="P8"><text:span text:style-name="T3">Cela fera une base de donnée avec 3 entités dont une table de relation.</text:span></text:p>
      <text:p text:style-name="P8"><text:span text:style-name="T3"/></text:p>
      <text:p text:style-name="P8"><text:span text:style-name="T3">Une table, c’est l’enregistrement des attributs d’une même entité.</text:span></text:p>
      <text:p text:style-name="P8"><text:span text:style-name="T3">La clé primaire est un identifiant unique pour chaque enregistrement. Elle référence un individu d’une entité.</text:span></text:p>
      <text:h text:style-name="P3" text:outline-level="1">Définition d’un modèle conceptuel (MCD = modèle conceptuel de données)</text:h>
      <text:p text:style-name="P9">Un modèle conceptuel décrit les entités (<text:span text:style-name="T5">Film, Réalisateur</text:span><text:span text:style-name="T6">), leurs attributs (</text:span><text:span text:style-name="T5">titre, nom, date de naissance,…</text:span><text:span text:style-name="T6">), des associations (</text:span><text:span text:style-name="T5">réalise, joue dans,…</text:span><text:span text:style-name="T6">) entre ces entités et leur cardinalité.</text:span></text:p>
      <text:p text:style-name="P9"><text:span text:style-name="T6">Une association peut avoir des attributs. </text:span></text:p>
      <text:p text:style-name="P9"><text:soft-page-break/><text:span text:style-name="T6">La cardinalité est un nombre d’occurrence minimale et maximale, exprimé sous la forme d’un couple (min, max). </text:span><text:span text:style-name="T7">La cardinalité est un couple uniquement</text:span><text:span text:style-name="T8">, un membre de l’entité de départ envers un ou plusieurs membres de l’entité finale.</text:span></text:p>
      <text:p text:style-name="P10"><text:span text:style-name="T6">1 réalisateur REALISE de x à xx films. Cette valeur sera noté (1, n) et écrite du côté de l’entité « réalisateur » sur le lien.</text:span></text:p>
      <text:p text:style-name="P10"><text:span text:style-name="T6">1 film est REALISE par x à xx réalisateurs. Cette valeur sera noté (1, n) et écrite du côté de l’entité « film » sur le lien.</text:span></text:p>
      <text:p text:style-name="P10"><text:span text:style-name="T6">Du type de cardinalité va découler un modèle de donn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5:05:38.836635503</meta:creation-date>
    <dc:date>2019-11-25T16:30:56.037885552</dc:date>
    <meta:editing-duration>PT12M34S</meta:editing-duration>
    <meta:editing-cycles>2</meta:editing-cycles>
    <meta:generator>LibreOffice/6.0.7.3$Linux_X86_64 LibreOffice_project/00m0$Build-3</meta:generator>
    <meta:document-statistic meta:table-count="4" meta:image-count="0" meta:object-count="0" meta:page-count="3" meta:paragraph-count="72" meta:word-count="586" meta:character-count="3319" meta:non-whitespace-character-count="2800"/>
  </office:meta>
</office:document-meta>
</file>